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81d41a" draw:textarea-horizontal-align="justify" draw:textarea-vertical-align="middle" draw:auto-grow-height="false" fo:min-height="1.02cm" fo:min-width="31.58cm"/>
      <style:paragraph-properties style:writing-mode="lr-tb"/>
    </style:style>
    <style:style style:name="gr2" style:family="graphic" style:parent-style-name="standard">
      <style:graphic-properties svg:stroke-color="#000000" draw:fill-color="#ffbf00" draw:textarea-horizontal-align="justify" draw:textarea-vertical-align="middle" draw:auto-grow-height="false" fo:min-height="1.02cm" fo:min-width="23.536cm"/>
      <style:paragraph-properties style:writing-mode="lr-tb"/>
    </style:style>
    <style:style style:name="gr3" style:family="graphic" style:parent-style-name="standard">
      <style:graphic-properties svg:stroke-color="#000000" draw:fill-color="#ffff00" draw:textarea-horizontal-align="justify" draw:textarea-vertical-align="middle" draw:auto-grow-height="false" fo:min-height="1.02cm" fo:min-width="7.552cm"/>
      <style:paragraph-properties style:writing-mode="lr-tb"/>
    </style:style>
    <style:style style:name="gr4" style:family="graphic" style:parent-style-name="standard">
      <style:graphic-properties svg:stroke-color="#000000" draw:fill-color="#ffbf00" draw:textarea-horizontal-align="justify" draw:textarea-vertical-align="middle" draw:auto-grow-height="false" fo:min-height="1.02cm" fo:min-width="2.904cm"/>
      <style:paragraph-properties style:writing-mode="lr-tb"/>
    </style:style>
    <style:style style:name="gr5" style:family="graphic" style:parent-style-name="standard">
      <style:graphic-properties svg:stroke-color="#000000" draw:fill-color="#ffbf00" draw:textarea-horizontal-align="justify" draw:textarea-vertical-align="middle" draw:auto-grow-height="false" fo:min-height="1.02cm" fo:min-width="6.167cm"/>
      <style:paragraph-properties style:writing-mode="lr-tb"/>
    </style:style>
    <style:style style:name="gr6" style:family="graphic" style:parent-style-name="standard">
      <style:graphic-properties svg:stroke-color="#000000" draw:fill-color="#ffbf00" draw:textarea-horizontal-align="justify" draw:textarea-vertical-align="middle" draw:auto-grow-height="false" fo:min-height="1.02cm" fo:min-width="2.992cm"/>
      <style:paragraph-properties style:writing-mode="lr-tb"/>
    </style:style>
    <style:style style:name="gr7" style:family="graphic" style:parent-style-name="standard">
      <style:graphic-properties svg:stroke-color="#000000" draw:fill-color="#ffbf00" draw:textarea-horizontal-align="justify" draw:textarea-vertical-align="middle" draw:auto-grow-height="false" fo:min-height="1.02cm" fo:min-width="2.37cm"/>
      <style:paragraph-properties style:writing-mode="lr-tb"/>
    </style:style>
    <style:style style:name="gr8" style:family="graphic" style:parent-style-name="standard">
      <style:graphic-properties svg:stroke-color="#000000" draw:fill-color="#ffbf00" draw:textarea-horizontal-align="justify" draw:textarea-vertical-align="middle" draw:auto-grow-height="false" fo:min-height="1.02cm" fo:min-width="4.262cm"/>
      <style:paragraph-properties style:writing-mode="lr-tb"/>
    </style:style>
    <style:style style:name="gr9" style:family="graphic" style:parent-style-name="standard">
      <style:graphic-properties svg:stroke-color="#000000" draw:fill-color="#ffbf00" draw:textarea-horizontal-align="justify" draw:textarea-vertical-align="middle" draw:auto-grow-height="false" fo:min-height="1.02cm" fo:min-width="2.357cm"/>
      <style:paragraph-properties style:writing-mode="lr-tb"/>
    </style:style>
    <style:style style:name="gr10" style:family="graphic" style:parent-style-name="standard">
      <style:graphic-properties svg:stroke-color="#000000" draw:fill-color="#ff7b59" draw:textarea-horizontal-align="justify" draw:textarea-vertical-align="middle" draw:auto-grow-height="false" fo:min-height="1.02cm" fo:min-width="3.525cm"/>
      <style:paragraph-properties style:writing-mode="lr-tb"/>
    </style:style>
    <style:style style:name="gr11" style:family="graphic" style:parent-style-name="standard">
      <style:graphic-properties svg:stroke-color="#000000" draw:fill-color="#ffbf00" draw:textarea-horizontal-align="justify" draw:textarea-vertical-align="middle" draw:auto-grow-height="false" fo:min-height="1.02cm" fo:min-width="20.6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81d41a"/>
      <style:paragraph-properties fo:text-align="center"/>
    </style:style>
    <style:style style:name="P3" style:family="paragraph">
      <loext:graphic-properties draw:fill-color="#ffbf00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-color="#ff7b5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2.08cm" svg:height="1.27cm" svg:x="1.411cm" svg:y="3.857cm">
          <text:p text:style-name="P1">Obejct Head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4.036cm" svg:height="1.27cm" svg:x="1.411cm" svg:y="5.127cm">
          <text:p text:style-name="P1">Mark Word(64 bit)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.052cm" svg:height="1.27cm" svg:x="25.447cm" svg:y="5.127cm">
          <text:p text:style-name="P1">Kclass Word(64bit/32bit)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404cm" svg:height="1.27cm" svg:x="1.406cm" svg:y="6.397cm">
          <text:p text:style-name="P1">unused:25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667cm" svg:height="1.27cm" svg:x="4.81cm" svg:y="6.397cm">
          <text:p text:style-name="P1">identity_hashcode:31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492cm" svg:height="1.27cm" svg:x="11.478cm" svg:y="6.397cm">
          <text:p text:style-name="P1">unused:1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87cm" svg:height="1.27cm" svg:x="14.97cm" svg:y="6.397cm">
          <text:p text:style-name="P1">age:4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.762cm" svg:height="1.27cm" svg:x="17.828cm" svg:y="6.397cm">
          <text:p text:style-name="P1">biased_lock:1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857cm" svg:height="1.27cm" svg:x="22.59cm" svg:y="6.397cm">
          <text:p text:style-name="P1">lock: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.052cm" svg:height="1.27cm" svg:x="25.447cm" svg:y="6.397cm">
          <text:p text:style-name="P1">OOP to metadata object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.052cm" svg:height="1.27cm" svg:x="25.447cm" svg:y="5.127cm">
          <text:p text:style-name="P1">Kclass Word(64bit/32bit)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4.025cm" svg:height="1.27cm" svg:x="34.757cm" svg:y="6.397cm">
          <text:p text:style-name="P1">无锁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.052cm" svg:height="1.27cm" svg:x="25.447cm" svg:y="7.667cm">
          <text:p text:style-name="P1">OOP to metadata object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.052cm" svg:height="1.27cm" svg:x="25.447cm" svg:y="8.937cm">
          <text:p text:style-name="P1">OOP to metadata object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.052cm" svg:height="1.27cm" svg:x="25.447cm" svg:y="10.207cm">
          <text:p text:style-name="P1">OOP to metadata object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.052cm" svg:height="1.27cm" svg:x="25.447cm" svg:y="11.477cm">
          <text:p text:style-name="P1">OOP to metadata object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4.025cm" svg:height="1.27cm" svg:x="34.757cm" svg:y="7.667cm">
          <text:p text:style-name="P1">偏向锁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4.025cm" svg:height="1.27cm" svg:x="34.757cm" svg:y="8.937cm">
          <text:p text:style-name="P1">轻量锁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4.025cm" svg:height="1.27cm" svg:x="34.757cm" svg:y="10.207cm">
          <text:p text:style-name="P1">重量锁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4.025cm" svg:height="1.27cm" svg:x="34.757cm" svg:y="11.477cm">
          <text:p text:style-name="P1">GC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404cm" svg:height="1.27cm" svg:x="1.406cm" svg:y="7.667cm">
          <text:p text:style-name="P1">thread:54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667cm" svg:height="1.27cm" svg:x="4.81cm" svg:y="7.667cm">
          <text:p text:style-name="P1">epoch:2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492cm" svg:height="1.27cm" svg:x="11.477cm" svg:y="7.667cm">
          <text:p text:style-name="P1">unused:1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87cm" svg:height="1.27cm" svg:x="14.969cm" svg:y="7.667cm">
          <text:p text:style-name="P1">age:4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.762cm" svg:height="1.27cm" svg:x="17.827cm" svg:y="7.667cm">
          <text:p text:style-name="P1">biased_lock:1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857cm" svg:height="1.27cm" svg:x="22.589cm" svg:y="7.667cm">
          <text:p text:style-name="P1">lock:2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857cm" svg:height="1.27cm" svg:x="22.59cm" svg:y="8.937cm">
          <text:p text:style-name="P1">lock:2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857cm" svg:height="1.27cm" svg:x="22.59cm" svg:y="10.207cm">
          <text:p text:style-name="P1">lock:2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857cm" svg:height="1.27cm" svg:x="22.59cm" svg:y="11.477cm">
          <text:p text:style-name="P1">lock:2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1.184cm" svg:height="1.27cm" svg:x="1.406cm" svg:y="8.937cm">
          <text:p text:style-name="P1"><text:s/>ptr_to_lock_record:62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1.184cm" svg:height="1.27cm" svg:x="1.406cm" svg:y="10.207cm">
          <text:p text:style-name="P1">ptr_to_heavyweight_monitor:62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1.184cm" svg:height="1.27cm" svg:x="1.406cm" svg:y="11.477cm">
          <text:p text:style-name="P1">unused:62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6.2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9T10:24:27.211991754</meta:creation-date>
    <dc:date>2021-04-29T11:02:05.191473411</dc:date>
    <meta:editing-duration>PT13M56S</meta:editing-duration>
    <meta:editing-cycles>1</meta:editing-cycles>
    <meta:document-statistic meta:object-count="32"/>
    <meta:generator>LibreOffice/7.0.5.2$Linux_X86_64 LibreOffice_project/00$Build-2</meta:generator>
  </office:meta>
</office:document-meta>
</file>